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_Offenses_Noncampus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_Offenses_Noncampus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Criminal Offenses - Noncampus</text:p>
          </table:table-cell>
        </table:table-row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19457">
            <text:p>419457</text:p>
          </table:table-cell>
          <table:table-cell table:style-name="ce21" office:value-type="string">
            <text:p>Argosy University-Washington DC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rgosy University - Washington</text:p>
          </table:table-cell>
          <table:table-cell table:style-name="ce21" office:value-type="float" office:value="1007">
            <text:p>10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">
            <text:p>86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GPS-Main Campus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GPS-Chesapeake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9931">
            <text:p>449931</text:p>
          </table:table-cell>
          <table:table-cell table:style-name="ce21" office:value-type="string">
            <text:p>Averett University-Non-traditional programs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GPS-Quantico</text:p>
          </table:table-cell>
          <table:table-cell table:style-name="ce21" office:value-type="float" office:value="1677">
            <text:p>16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36">
            <text:p>231536</text:p>
          </table:table-cell>
          <table:table-cell table:style-name="ce21" office:value-type="string">
            <text:p>Blue Ridg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eyers Cave Campus</text:p>
          </table:table-cell>
          <table:table-cell table:style-name="ce21" office:value-type="float" office:value="4084">
            <text:p>40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41">
            <text:p>15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28">
            <text:p>231828</text:p>
          </table:table-cell>
          <table:table-cell table:style-name="ce21" office:value-type="string">
            <text:p>Bryant &amp; Stratton College-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mond Campus</text:p>
          </table:table-cell>
          <table:table-cell table:style-name="ce21" office:value-type="float" office:value="516">
            <text:p>5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84">
            <text:p>48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795">
            <text:p>779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82">
            <text:p>231882</text:p>
          </table:table-cell>
          <table:table-cell table:style-name="ce21" office:value-type="string">
            <text:p>Dan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016">
            <text:p>40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25">
            <text:p>7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806">
            <text:p>442806</text:p>
          </table:table-cell>
          <table:table-cell table:style-name="ce21" office:value-type="string">
            <text:p>Edward Via College of Osteopathic Medicin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Campus</text:p>
          </table:table-cell>
          <table:table-cell table:style-name="ce21" office:value-type="float" office:value="645">
            <text:p>64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2310">
            <text:p>442310</text:p>
          </table:table-cell>
          <table:table-cell table:style-name="ce21" office:value-type="string">
            <text:p>Everest College-Arl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Everest College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233">
            <text:p>12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276">
            <text:p>3027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22">
            <text:p>1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658">
            <text:p>565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7918">
            <text:p>179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971">
            <text:p>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7068">
            <text:p>27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7">
            <text:p>47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575">
            <text:p>232575</text:p>
          </table:table-cell>
          <table:table-cell table:style-name="ce21" office:value-type="string">
            <text:p>Lord Fairfax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iddletown</text:p>
          </table:table-cell>
          <table:table-cell table:style-name="ce21" office:value-type="float" office:value="5655">
            <text:p>56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609">
            <text:p>360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788">
            <text:p>232788</text:p>
          </table:table-cell>
          <table:table-cell table:style-name="ce21" office:value-type="string">
            <text:p>Mountain Empir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017">
            <text:p>30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867">
            <text:p>232867</text:p>
          </table:table-cell>
          <table:table-cell table:style-name="ce21" office:value-type="string">
            <text:p>New River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586">
            <text:p>458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155">
            <text:p>61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Annandal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Alexandria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Loudou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Manassas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5">
            <text:p>5</text:p>
          </table:table-cell>
          <table:table-cell table:style-name="ce21" office:value-type="string">
            <text:p>Woodbridge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46">
            <text:p>232946</text:p>
          </table:table-cell>
          <table:table-cell table:style-name="ce21" office:value-type="string">
            <text:p>Northern Virginia Community College</text:p>
          </table:table-cell>
          <table:table-cell table:style-name="ce21" office:value-type="float" office:value="6">
            <text:p>6</text:p>
          </table:table-cell>
          <table:table-cell table:style-name="ce21" office:value-type="string">
            <text:p>Medical Education Campus</text:p>
          </table:table-cell>
          <table:table-cell table:style-name="ce21" office:value-type="float" office:value="41266">
            <text:p>412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2287">
            <text:p>2228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116">
            <text:p>233116</text:p>
          </table:table-cell>
          <table:table-cell table:style-name="ce21" office:value-type="string">
            <text:p>Piedmon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74">
            <text:p>46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22">
            <text:p>912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656">
            <text:p>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393">
            <text:p>33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39">
            <text:p>233639</text:p>
          </table:table-cell>
          <table:table-cell table:style-name="ce21" office:value-type="string">
            <text:p>Southside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Christanna campus</text:p>
          </table:table-cell>
          <table:table-cell table:style-name="ce21" office:value-type="float" office:value="5255">
            <text:p>52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648">
            <text:p>233648</text:p>
          </table:table-cell>
          <table:table-cell table:style-name="ce21" office:value-type="string">
            <text:p>Southwest Virginia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716">
            <text:p>37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440341">
            <text:p>44034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The Art Institute of Washington</text:p>
          </table:table-cell>
          <table:table-cell table:style-name="ce21" office:value-type="float" office:value="1648">
            <text:p>164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754">
            <text:p>233754</text:p>
          </table:table-cell>
          <table:table-cell table:style-name="ce21" office:value-type="string">
            <text:p>Thomas Nelso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368">
            <text:p>93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001">
            <text:p>500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24">
            <text:p>43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257">
            <text:p>242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1700">
            <text:p>317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224">
            <text:p>22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378">
            <text:p>13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29898">
            <text:p>2989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720">
            <text:p>472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35">
            <text:p>153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3949">
            <text:p>233949</text:p>
          </table:table-cell>
          <table:table-cell table:style-name="ce21" office:value-type="string">
            <text:p>Virginia Western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653">
            <text:p>86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81">
            <text:p>21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7">
            <text:p>2007</text:p>
          </table:table-cell>
          <table:table-cell table:style-name="ce21" office:value-type="float" office:value="234377">
            <text:p>234377</text:p>
          </table:table-cell>
          <table:table-cell table:style-name="ce21" office:value-type="string">
            <text:p>Wytheville Communit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ytheville Community College Main Campus</text:p>
          </table:table-cell>
          <table:table-cell table:style-name="ce21" office:value-type="float" office:value="3072">
            <text:p>30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_Offenses_Noncampus" style:display-name="PageStyle_Criminal_Offenses_Noncampus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